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fo:color="#000000" loext:opacity="100%" style:font-name="Liberation Serif" fo:font-size="12pt" fo:font-style="normal" fo:font-weight="normal" style:font-size-asian="12pt" style:font-style-asian="normal" style:font-weight-asian="normal"/>
    </style:style>
    <style:style style:name="T1" style:family="text">
      <style:text-properties fo:color="#000000" loext:opacity="100%" style:font-name="Liberation Serif" fo:font-size="12pt" fo:font-style="normal" fo:font-weight="normal" style:font-size-asian="12pt" style:font-style-asian="normal" style:font-weight-asian="normal"/>
    </style:style>
    <style:style style:name="T2" style:family="text">
      <style:text-properties fo:color="#000000" loext:opacity="100%" style:font-name="Liberation Serif" fo:font-size="12pt" fo:font-style="normal" style:text-underline-style="solid" style:text-underline-width="auto" style:text-underline-color="font-color" fo:font-weight="normal" style:font-size-asian="12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Нормализация:</text:p>
      <text:p text:style-name="P1"><text:span text:style-name="T1">Оператор АЗС(</text:span><text:span text:style-name="T2">ID_Operator</text:span><text:span text:style-name="T1">,Фамилия,Имя,Отчество,Паспорт,Телефон,Почта).</text:span></text:p>
      <text:p text:style-name="P1"><text:span text:style-name="T1">Накладная(</text:span><text:span text:style-name="T2">ID_Nakladnaya</text:span><text:span text:style-name="T1">, Дата отправки, Дата приема, Подписи и печати, Итоговая </text:span></text:p>
      <text:p text:style-name="P2">стоимость, ID_Operator, ID_Proba, ID_Toplivo, ID_Voditel).</text:p>
      <text:p text:style-name="P1"><text:span text:style-name="T1">Топливо(</text:span><text:span text:style-name="T2">ID_Toplivo</text:span><text:span text:style-name="T1">, Тип топлива, Стандарт, Октановое число, Цетановое число, ID_Operator, </text:span></text:p>
      <text:p text:style-name="P2">ID_Voditel). </text:p>
      <text:p text:style-name="P1"><text:span text:style-name="T1">Проба(</text:span><text:span text:style-name="T2">ID_Proba</text:span><text:span text:style-name="T1">,Содержание примесей, Проц содерж биоэтан, Состав, Срок годности, </text:span></text:p>
      <text:p text:style-name="P2">ID_Operator). </text:p>
      <text:p text:style-name="P1"><text:span text:style-name="T1">Водитель(</text:span><text:span text:style-name="T2">ID_Voditel</text:span><text:span text:style-name="T1">, Фамилия, Имя, Отчество, Паспорт, Телефон, Мед.допуск)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Объект_20_без_20_заливки" style:display-name="Объект без заливки" style:family="paragraph" style:parent-style-name="Standard"/>
    <style:style style:name="Объект_20_без_20_заливки_20_и_20_линий" style:display-name="Объект без заливки и линий" style:family="paragraph" style:parent-style-name="Standard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Фигуры" style:family="paragraph" style:parent-style-name="Графика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ёный" style:display-name="Контур зелёный" style:family="paragraph" style:parent-style-name="Контур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Фон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Примечания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5T17:10:32.022000000</meta:creation-date>
    <dc:date>2024-06-27T00:49:19.197000000</dc:date>
    <meta:editing-duration>PT3M57S</meta:editing-duration>
    <meta:editing-cycles>3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9" meta:word-count="43" meta:character-count="491" meta:non-whitespace-character-count="452"/>
  </office:meta>
</office:document-meta>
</file>